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pitch="fixed"/>
    <style:font-face style:name="DejaVu Serif" svg:font-family="'DejaVu Serif'" style:font-pitch="variable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Text_20_body">
      <style:text-properties style:font-name="Latin Modern Roman" officeooo:rsid="000121d0" officeooo:paragraph-rsid="000121d0"/>
    </style:style>
    <style:style style:name="P3" style:family="paragraph" style:parent-style-name="Text_20_body">
      <style:text-properties style:font-name="Latin Modern Roman" officeooo:rsid="00012c88" officeooo:paragraph-rsid="00012c88"/>
    </style:style>
    <style:style style:name="P4" style:family="paragraph" style:parent-style-name="Text_20_body">
      <style:text-properties style:font-name="Latin Modern Roman" officeooo:rsid="00050c4e" officeooo:paragraph-rsid="00050c4e"/>
    </style:style>
    <style:style style:name="P5" style:family="paragraph" style:parent-style-name="Text_20_body">
      <style:text-properties style:font-name="Latin Modern Roman" officeooo:rsid="00050c4e" officeooo:paragraph-rsid="00113b3c"/>
    </style:style>
    <style:style style:name="P6" style:family="paragraph" style:parent-style-name="Text_20_body">
      <style:text-properties style:font-name="DejaVu Serif" officeooo:rsid="0006547c" officeooo:paragraph-rsid="0006547c"/>
    </style:style>
    <style:style style:name="P7" style:family="paragraph" style:parent-style-name="Title">
      <style:text-properties fo:color="#661900" officeooo:paragraph-rsid="000121d0"/>
    </style:style>
    <style:style style:name="P8" style:family="paragraph" style:parent-style-name="Text_20_body" style:list-style-name="L1">
      <style:text-properties style:font-name="DejaVu Serif" officeooo:rsid="00050c4e" officeooo:paragraph-rsid="00050c4e"/>
    </style:style>
    <style:style style:name="P9" style:family="paragraph" style:parent-style-name="Text_20_body" style:list-style-name="L1">
      <style:text-properties officeooo:rsid="00050c4e" officeooo:paragraph-rsid="00050c4e"/>
    </style:style>
    <style:style style:name="P10" style:family="paragraph" style:parent-style-name="Text_20_body" style:list-style-name="L1">
      <style:text-properties officeooo:rsid="0006547c" officeooo:paragraph-rsid="0006547c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font-name="Liberation Mono" officeooo:rsid="00050c4e" officeooo:paragraph-rsid="00050c4e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style:font-name="Liberation Mono" officeooo:rsid="000d3ab6" officeooo:paragraph-rsid="000d3ab6"/>
    </style:style>
    <style:style style:name="P13" style:family="paragraph" style:parent-style-name="Heading_20_3">
      <style:text-properties style:font-name="Liberation Mono"/>
    </style:style>
    <style:style style:name="T1" style:family="text">
      <style:text-properties fo:color="#ff6600"/>
    </style:style>
    <style:style style:name="T2" style:family="text">
      <style:text-properties style:font-name="DejaVu Serif"/>
    </style:style>
    <style:style style:name="T3" style:family="text">
      <style:text-properties style:font-name="DejaVu Serif" officeooo:rsid="00012c88"/>
    </style:style>
    <style:style style:name="T4" style:family="text">
      <style:text-properties style:font-name="DejaVu Serif" officeooo:rsid="0002c642"/>
    </style:style>
    <style:style style:name="T5" style:family="text">
      <style:text-properties style:font-name="DejaVu Serif" style:text-underline-style="solid" style:text-underline-width="auto" style:text-underline-color="font-color"/>
    </style:style>
    <style:style style:name="T6" style:family="text">
      <style:text-properties style:font-name="DejaVu Serif" officeooo:rsid="00050c4e"/>
    </style:style>
    <style:style style:name="T7" style:family="text">
      <style:text-properties style:font-name="DejaVu Serif" officeooo:rsid="0006547c"/>
    </style:style>
    <style:style style:name="T8" style:family="text">
      <style:text-properties style:font-name="DejaVu Serif" fo:font-weight="bold" officeooo:rsid="0006547c" style:font-weight-asian="bold" style:font-weight-complex="bold"/>
    </style:style>
    <style:style style:name="T9" style:family="text">
      <style:text-properties style:font-name="DejaVu Serif" fo:font-weight="bold" officeooo:rsid="000fef75" style:font-weight-asian="bold" style:font-weight-complex="bold"/>
    </style:style>
    <style:style style:name="T10" style:family="text">
      <style:text-properties style:font-name="DejaVu Serif" fo:font-weight="bold" officeooo:rsid="00113b3c" style:font-weight-asian="bold" style:font-weight-complex="bold"/>
    </style:style>
    <style:style style:name="T11" style:family="text">
      <style:text-properties style:font-name="DejaVu Serif" officeooo:rsid="000fef75"/>
    </style:style>
    <style:style style:name="T12" style:family="text">
      <style:text-properties style:font-name="DejaVu Serif" officeooo:rsid="00113b3c"/>
    </style:style>
    <style:style style:name="T13" style:family="text">
      <style:text-properties officeooo:rsid="000485c9"/>
    </style:style>
    <style:style style:name="T14" style:family="text">
      <style:text-properties style:font-name="Liberation Mono"/>
    </style:style>
    <style:style style:name="T15" style:family="text">
      <style:text-properties style:font-name="Liberation Mono" fo:font-style="normal" style:font-style-asian="normal" style:font-style-complex="normal"/>
    </style:style>
    <style:style style:name="T16" style:family="text">
      <style:text-properties style:font-name="Liberation Mono" officeooo:rsid="0006547c"/>
    </style:style>
    <style:style style:name="T17" style:family="text">
      <style:text-properties fo:color="#004586"/>
    </style:style>
    <style:style style:name="T18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<text:span text:style-name="T18">5</text:span>HH Document</text:p>
      <text:p text:style-name="Horizontal_20_Line"/>
      <text:p text:style-name="P1">Author: Nitish Jadia</text:p>
      <text:p text:style-name="P1">Date: <text:span text:style-name="T13">2019-01-15</text:span></text:p>
      <text:p text:style-name="P1">Version: v0.1</text:p>
      <text:h text:style-name="P13" text:outline-level="3"/>
      <text:h text:style-name="Heading_20_3" text:outline-level="3"><text:span text:style-name="T1">Why</text:span> <text:span text:style-name="T17">is the system being developed?</text:span></text:h>
      <text:p text:style-name="P2"><text:tab/><text:span text:style-name="T2">Relieving people from tedious search, storage and maintainance of student records. </text:span><text:span text:style-name="T4">Instead of manually handling exel sheets or writing records on the paper, this application will improve the productivity of the office block.</text:span></text:p>
      <text:h text:style-name="Heading_20_3" text:outline-level="3"><text:span text:style-name="T1">What </text:span><text:span text:style-name="T17">will be done, by</text:span> <text:span text:style-name="T1">when</text:span><text:span text:style-name="T17">?</text:span></text:h>
      <text:p text:style-name="P2"><text:span text:style-name="T2"><text:tab/></text:span><text:span text:style-name="T3">The W5HH document will be completed by 11:30 </text:span><text:span text:style-name="T6">2019-01-15</text:span><text:span text:style-name="T3"> and </text:span><text:span text:style-name="T6">a readable and modular</text:span><text:span text:style-name="T3"> </text:span><text:span text:style-name="T6">program with it’s source code</text:span><text:span text:style-name="T3"> will be delivered by 12:</text:span><text:span text:style-name="T6">30 2019-01-15.</text:span></text:p>
      <text:h text:style-name="Heading_20_3" text:outline-level="3"><text:span text:style-name="T1">Who</text:span> <text:span text:style-name="T17">is responsible for a function?</text:span></text:h>
      <text:p text:style-name="P3"><text:span text:style-name="T2"><text:tab/></text:span><text:span text:style-name="T5">Analyst</text:span><text:span text:style-name="T2">: Nitish Jadia</text:span></text:p>
      <text:p text:style-name="P3"><text:span text:style-name="T2"><text:tab/></text:span><text:span text:style-name="T5">Software Developer</text:span><text:span text:style-name="T2">: Nitish Jadia</text:span></text:p>
      <text:p text:style-name="P3"><text:span text:style-name="T2"><text:tab/></text:span><text:span text:style-name="T5">Tester</text:span><text:span text:style-name="T2">: Nitish Jadia</text:span></text:p>
      <text:h text:style-name="Heading_20_3" text:outline-level="3"><text:span text:style-name="T1">Where</text:span> <text:span text:style-name="T17">are they organizationally located?</text:span></text:h>
      <text:p text:style-name="P3"><text:span text:style-name="T2"><text:tab/>The customers are the teaching assistants and Salman sir </text:span><text:span text:style-name="T4">who are present in SCIS, UoH.</text:span><text:span text:style-name="T2"> The </text:span><text:span text:style-name="T4">whole</text:span><text:span text:style-name="T2"> software development team is located in AI Lab, University of Hyderabad. </text:span></text:p>
      <text:h text:style-name="Heading_20_3" text:outline-level="3"><text:span text:style-name="T1">How</text:span> <text:span text:style-name="T17">will the job be done technically and managerially?</text:span></text:h>
      <text:list xml:id="list3151678380242877464" text:style-name="L1">
        <text:list-item>
          <text:p text:style-name="P8">The application will be written in C language in modular fasion.</text:p>
        </text:list-item>
        <text:list-item>
          <text:p text:style-name="P8">Structure will be maintained for all the entries:</text:p>
          <text:p text:style-name="P11">struct student_info{</text:p>
          <text:p text:style-name="P11">char name[];</text:p>
          <text:p text:style-name="P11">char addr[];</text:p>
          <text:p text:style-name="P11">int rollNo;</text:p>
          <text:p text:style-name="P11">float subjectMarks[];</text:p>
          <text:p text:style-name="P11">float totalMarks;</text:p>
          <text:p text:style-name="P11">float avgMarks;</text:p>
          <text:p text:style-name="P12">bool result;</text:p>
          <text:p text:style-name="P11">}</text:p>
        </text:list-item>
        <text:list-item>
          <text:p text:style-name="P9"><text:soft-page-break/><text:span text:style-name="T2">Input for </text:span><text:span text:style-name="T15">name, rollNo, address</text:span><text:span text:style-name="T2"> and </text:span><text:span text:style-name="T14">subjects</text:span><text:span text:style-name="T2"> will be taken from a text file.</text:span></text:p>
        </text:list-item>
        <text:list-item>
          <text:p text:style-name="P9"><text:span text:style-name="T16">t</text:span><text:span text:style-name="T14">otalMarks</text:span><text:span text:style-name="T2"> and </text:span><text:span text:style-name="T14">avgMarks</text:span><text:span text:style-name="T2"> will be calculated by the program and stored in </text:span><text:span text:style-name="T16">dataBaseF</text:span><text:span text:style-name="T14">ile</text:span><text:span text:style-name="T2"> </text:span><text:span text:style-name="T7">in a systematic manner</text:span><text:span text:style-name="T2">.</text:span></text:p>
        </text:list-item>
        <text:list-item>
          <text:p text:style-name="P10"><text:span text:style-name="T2">Upon request, a record of a certain student will be retrived from the </text:span><text:span text:style-name="T14">dataBaseFile</text:span><text:span text:style-name="T2">.</text:span></text:p>
        </text:list-item>
      </text:list>
      <text:p text:style-name="P6"/>
      <text:h text:style-name="Heading_20_3" text:outline-level="3"><text:span text:style-name="T1">How much </text:span><text:span text:style-name="T17">of each resource is needed?</text:span></text:h>
      <text:p text:style-name="P5"><text:span text:style-name="T2"><text:tab/></text:span><text:span text:style-name="T10">Time:</text:span><text:span text:style-name="T12"> 48 hrs</text:span></text:p>
      <text:p text:style-name="P5"><text:span text:style-name="T8"><text:tab/>CPU: </text:span><text:span text:style-name="T7">1 core</text:span></text:p>
      <text:p text:style-name="P4"><text:span text:style-name="T7"><text:tab/></text:span><text:span text:style-name="T8">Memory: </text:span><text:span text:style-name="T7">512MB</text:span></text:p>
      <text:p text:style-name="P4"><text:span text:style-name="T7"><text:tab/></text:span><text:span text:style-name="T9">HDD:</text:span><text:span text:style-name="T11"> 10GB</text:span></text:p>
      <text:p text:style-name="P4"><text:span text:style-name="T7"><text:tab/></text:span><text:span text:style-name="T8">OS: </text:span><text:span text:style-name="T7">debian</text:span></text:p>
      <text:p text:style-name="P4"><text:span text:style-name="T7"><text:tab/></text:span><text:span text:style-name="T8">Applications: </text:span><text:span text:style-name="T7">vim, gcc 6.3.0, bas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pitch="fixed"/>
    <style:font-face style:name="DejaVu Serif" svg:font-family="'DejaVu Serif'" style:font-pitch="variable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0:44:01.804494066</meta:creation-date>
    <dc:date>2019-01-15T12:26:05.625582763</dc:date>
    <meta:editing-duration>PT26M10S</meta:editing-duration>
    <meta:editing-cycles>10</meta:editing-cycles>
    <meta:generator>LibreOffice/5.2.7.2$Linux_X86_64 LibreOffice_project/20m0$Build-2</meta:generator>
    <meta:document-statistic meta:table-count="0" meta:image-count="0" meta:object-count="0" meta:page-count="2" meta:paragraph-count="36" meta:word-count="256" meta:character-count="1522" meta:non-whitespace-character-count="1303"/>
  </office:meta>
</office:document-meta>
</file>